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8" style:family="paragraph" style:parent-style-name="Standard">
      <style:text-properties fo:language="en" fo:country="US" officeooo:rsid="0065d240" officeooo:paragraph-rsid="0065d240" fo:background-color="#ffffff" style:language-asian="zh" style:country-asian="CN"/>
    </style:style>
    <style:style style:name="P9" style:family="paragraph" style:parent-style-name="Standard">
      <style:text-properties fo:language="en" fo:country="US" officeooo:rsid="0066fd75" officeooo:paragraph-rsid="0066fd75" fo:background-color="#ffffff" style:language-asian="zh" style:country-asian="CN"/>
    </style:style>
    <style:style style:name="P10" style:family="paragraph" style:parent-style-name="Standard">
      <style:text-properties fo:language="en" fo:country="US" officeooo:rsid="0064463e" officeooo:paragraph-rsid="0064463e" fo:background-color="#ffffff" style:language-asian="zh" style:country-asian="CN"/>
    </style:style>
    <style:style style:name="P11"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2"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3"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16" style:family="paragraph" style:parent-style-name="Standard" style:list-style-name="L1">
      <style:text-properties fo:font-size="12pt" fo:language="de" fo:country="DE" style:text-underline-style="none" fo:font-weight="normal" style:font-size-asian="12pt" style:language-asian="zh" style:country-asian="CN" style:font-weight-asian="normal" style:font-size-complex="12pt" style:font-weight-complex="normal"/>
    </style:style>
    <style:style style:name="P17"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18"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19"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20" style:family="paragraph" style:parent-style-name="Standard" style:list-style-name="L2">
      <style:text-properties officeooo:paragraph-rsid="0090c14c"/>
    </style:style>
    <style:style style:name="P21" style:family="paragraph" style:parent-style-name="Standard" style:list-style-name="L2">
      <style:text-properties officeooo:paragraph-rsid="006713cd"/>
    </style:style>
    <style:style style:name="P22" style:family="paragraph" style:parent-style-name="Standard" style:list-style-name="L2">
      <style:text-properties officeooo:paragraph-rsid="00998937"/>
    </style:style>
    <style:style style:name="P23" style:family="paragraph" style:parent-style-name="Standard" style:list-style-name="L2">
      <style:text-properties officeooo:paragraph-rsid="0096cf83"/>
    </style:style>
    <style:style style:name="P24" style:family="paragraph" style:parent-style-name="Standard" style:list-style-name="L2">
      <style:text-properties officeooo:paragraph-rsid="00a3d729"/>
    </style:style>
    <style:style style:name="P25" style:family="paragraph" style:parent-style-name="Standard" style:list-style-name="L2">
      <style:text-properties officeooo:paragraph-rsid="00a346f0"/>
    </style:style>
    <style:style style:name="P26"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7"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28"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29"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30"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1" style:family="paragraph" style:parent-style-name="Standard" style:list-style-name="L2">
      <style:text-properties fo:language="en" fo:country="US" style:text-underline-style="solid" style:text-underline-width="auto" style:text-underline-color="font-color" fo:font-weight="normal" officeooo:rsid="00a7b7d7" officeooo:paragraph-rsid="00a7b7d7" fo:background-color="#ffffff" style:language-asian="zh" style:country-asian="CN" style:font-weight-asian="normal" style:font-weight-complex="normal"/>
    </style:style>
    <style:style style:name="P32"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33" style:family="paragraph" style:parent-style-name="Standard" style:list-style-name="L4">
      <style:text-properties fo:language="en" fo:country="US" style:language-asian="zh" style:country-asian="CN"/>
    </style:style>
    <style:style style:name="P34" style:family="paragraph" style:parent-style-name="Standard" style:list-style-name="L4">
      <style:text-properties fo:language="en" fo:country="US" officeooo:rsid="008215e1" officeooo:paragraph-rsid="008215e1" style:language-asian="zh" style:country-asian="CN"/>
    </style:style>
    <style:style style:name="P35" style:family="paragraph" style:parent-style-name="Standard" style:list-style-name="L4">
      <style:text-properties fo:language="en" fo:country="US" officeooo:rsid="00609591" officeooo:paragraph-rsid="00609591" style:language-asian="zh" style:country-asian="CN"/>
    </style:style>
    <style:style style:name="P36" style:family="paragraph" style:parent-style-name="Standard" style:list-style-name="L4">
      <style:text-properties fo:language="en" fo:country="US" officeooo:rsid="007cfdf2" officeooo:paragraph-rsid="007cfdf2" style:language-asian="zh" style:country-asian="CN"/>
    </style:style>
    <style:style style:name="P37" style:family="paragraph" style:parent-style-name="Standard" style:list-style-name="L7">
      <style:text-properties fo:language="en" fo:country="US" officeooo:paragraph-rsid="009fd3c9" style:language-asian="zh" style:country-asian="CN"/>
    </style:style>
    <style:style style:name="P38" style:family="paragraph" style:parent-style-name="Standard" style:list-style-name="L7">
      <style:text-properties fo:language="en" fo:country="US" officeooo:paragraph-rsid="00705589" style:language-asian="zh" style:country-asian="CN"/>
    </style:style>
    <style:style style:name="P39" style:family="paragraph" style:parent-style-name="Standard" style:list-style-name="L7">
      <style:text-properties fo:language="en" fo:country="US" officeooo:paragraph-rsid="0066fd75" style:language-asian="zh" style:country-asian="CN"/>
    </style:style>
    <style:style style:name="P40" style:family="paragraph" style:parent-style-name="Standard" style:list-style-name="L5">
      <style:text-properties fo:language="en" fo:country="US" officeooo:rsid="008215e1" officeooo:paragraph-rsid="008215e1" fo:background-color="#ffffff" style:language-asian="zh" style:country-asian="CN"/>
    </style:style>
    <style:style style:name="P41" style:family="paragraph" style:parent-style-name="Standard" style:list-style-name="L6">
      <style:text-properties fo:language="en" fo:country="US" officeooo:rsid="0064463e" officeooo:paragraph-rsid="00884fce" fo:background-color="#ffffff" style:language-asian="zh" style:country-asian="CN"/>
    </style:style>
    <style:style style:name="P42" style:family="paragraph" style:parent-style-name="Standard" style:list-style-name="L6">
      <style:text-properties fo:language="en" fo:country="US" officeooo:rsid="0064463e" officeooo:paragraph-rsid="0088f60b" fo:background-color="#ffffff" style:language-asian="zh" style:country-asian="CN"/>
    </style:style>
    <style:style style:name="P43" style:family="paragraph" style:parent-style-name="Standard" style:list-style-name="L6">
      <style:text-properties fo:language="en" fo:country="US" officeooo:rsid="0064463e" officeooo:paragraph-rsid="008ba0d3" fo:background-color="#ffffff" style:language-asian="zh" style:country-asian="CN"/>
    </style:style>
    <style:style style:name="P44" style:family="paragraph" style:parent-style-name="Standard" style:list-style-name="L6">
      <style:text-properties fo:language="en" fo:country="US" officeooo:rsid="008c34e8" officeooo:paragraph-rsid="008c34e8" fo:background-color="#ffffff" style:language-asian="zh" style:country-asian="CN"/>
    </style:style>
    <style:style style:name="P45" style:family="paragraph" style:parent-style-name="Standard" style:list-style-name="L6">
      <style:text-properties fo:language="en" fo:country="US" officeooo:rsid="0083b977" officeooo:paragraph-rsid="008ba0d3" fo:background-color="#ffffff" style:language-asian="zh" style:country-asian="CN"/>
    </style:style>
    <style:style style:name="P46" style:family="paragraph" style:parent-style-name="Standard" style:list-style-name="L7">
      <style:text-properties fo:language="en" fo:country="US" officeooo:rsid="0065d240" officeooo:paragraph-rsid="00732b7b" fo:background-color="#ffffff" style:language-asian="zh" style:country-asian="CN"/>
    </style:style>
    <style:style style:name="P47" style:family="paragraph" style:parent-style-name="Standard" style:list-style-name="L7">
      <style:text-properties fo:language="en" fo:country="US" officeooo:rsid="00a16f1b" officeooo:paragraph-rsid="00a16f1b" fo:background-color="#ffffff" style:language-asian="zh" style:country-asian="CN"/>
    </style:style>
    <style:style style:name="P48" style:family="paragraph" style:parent-style-name="Standard" style:list-style-name="L7">
      <style:text-properties fo:language="en" fo:country="US" officeooo:rsid="00669c38" officeooo:paragraph-rsid="00669c38" fo:background-color="#ffffff" style:language-asian="zh" style:country-asian="CN"/>
    </style:style>
    <style:style style:name="P49" style:family="paragraph" style:parent-style-name="Standard" style:list-style-name="L7">
      <style:text-properties fo:language="en" fo:country="US" officeooo:rsid="006c2d71" officeooo:paragraph-rsid="0075be7f" fo:background-color="#ffffff" style:language-asian="zh" style:country-asian="CN"/>
    </style:style>
    <style:style style:name="P50" style:family="paragraph" style:parent-style-name="Standard" style:list-style-name="L7">
      <style:text-properties fo:language="en" fo:country="US" officeooo:rsid="006c78f5" officeooo:paragraph-rsid="0075be7f" fo:background-color="#ffffff" style:language-asian="zh" style:country-asian="CN"/>
    </style:style>
    <style:style style:name="P51" style:family="paragraph" style:parent-style-name="Standard" style:list-style-name="L7">
      <style:text-properties fo:language="en" fo:country="US" officeooo:rsid="0066fd75" officeooo:paragraph-rsid="0066fd75" fo:background-color="#ffffff" style:language-asian="zh" style:country-asian="CN"/>
    </style:style>
    <style:style style:name="P52"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53"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54"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55"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56" style:family="paragraph" style:parent-style-name="Standard" style:list-style-name="L2">
      <style:text-properties fo:language="en" fo:country="US" style:text-underline-style="none" fo:font-weight="normal" officeooo:rsid="00a3d729" officeooo:paragraph-rsid="00a3d729" fo:background-color="#ffffff" style:language-asian="zh" style:country-asian="CN" style:font-weight-asian="normal" style:font-weight-complex="normal"/>
    </style:style>
    <style:style style:name="P57" style:family="paragraph" style:parent-style-name="Standard" style:list-style-name="L7">
      <style:text-properties fo:language="en" fo:country="US" style:text-underline-style="none" fo:font-weight="normal" officeooo:rsid="00a9dccf" officeooo:paragraph-rsid="00a9dccf" fo:background-color="#ffffff" style:language-asian="zh" style:country-asian="CN" style:font-weight-asian="normal" style:font-weight-complex="normal"/>
    </style:style>
    <style:style style:name="P58"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59"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60"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61"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62" style:family="paragraph" style:parent-style-name="Standard" style:list-style-name="L4">
      <style:text-properties officeooo:paragraph-rsid="005d6b7c"/>
    </style:style>
    <style:style style:name="P63" style:family="paragraph" style:parent-style-name="Standard" style:list-style-name="L5">
      <style:text-properties officeooo:paragraph-rsid="00854b9d"/>
    </style:style>
    <style:style style:name="P64" style:family="paragraph" style:parent-style-name="Standard" style:list-style-name="L5">
      <style:text-properties officeooo:paragraph-rsid="00a7b7d7"/>
    </style:style>
    <style:style style:name="P65"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66" style:family="paragraph" style:parent-style-name="Standard" style:list-style-name="L7">
      <style:text-properties officeooo:paragraph-rsid="00732b7b"/>
    </style:style>
    <style:style style:name="P67" style:family="paragraph" style:parent-style-name="Standard">
      <style:text-properties fo:color="#3f7f5f" style:font-name="Monospace" fo:font-size="10pt" fo:language="en" fo:country="US" style:text-underline-style="none" fo:font-weight="normal" officeooo:rsid="0066fd75" officeooo:paragraph-rsid="0066fd75" fo:background-color="#ffffff" style:font-name-asian="Monospace" style:font-size-asian="10pt" style:language-asian="zh" style:country-asian="CN" style:font-weight-asian="normal" style:font-name-complex="Monospace" style:font-size-complex="10pt" style:font-weight-complex="normal"/>
    </style:style>
    <style:style style:name="P68"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6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0"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346f0"/>
    </style:style>
    <style:style style:name="T61" style:family="text">
      <style:text-properties officeooo:rsid="00a75579"/>
    </style:style>
    <style:style style:name="T62" style:family="text">
      <style:text-properties officeooo:rsid="00a7b7d7"/>
    </style:style>
    <style:style style:name="T63" style:family="text">
      <style:text-properties officeooo:rsid="00a9dccf"/>
    </style:style>
    <style:style style:name="T64" style:family="text">
      <style:text-properties officeooo:rsid="00aa9cce"/>
    </style:style>
    <style:style style:name="T65" style:family="text">
      <style:text-properties officeooo:rsid="00ab26f9"/>
    </style:style>
    <style:style style:name="T66" style:family="text">
      <style:text-properties style:text-underline-style="solid" style:text-underline-width="auto" style:text-underline-color="font-color"/>
    </style:style>
    <style:style style:name="T67" style:family="text">
      <style:text-properties fo:color="#3f7f5f"/>
    </style:style>
    <style:style style:name="T68" style:family="text">
      <style:text-properties fo:color="#3f7f5f" style:font-name="Monospace" fo:font-size="10pt" style:font-name-asian="Monospace" style:font-size-asian="10pt" style:font-name-complex="Monospace" style:font-size-complex="10pt"/>
    </style:style>
    <style:style style:name="T69" style:family="text">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T70" style:family="text">
      <style:text-properties fo:color="#7f9fbf"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94042898" text:style-name="L1">
        <text:list-item>
          <text:p text:style-name="P16"><text:span text:style-name="T38">Ich bin <text:s text:c="2"/>today </text:span>everybody, good <text:span text:style-name="T37">morning</text:span>!</text:p>
        </text:list-item>
      </text:list>
      <text:list xml:id="list2129217697" text:style-name="L2">
        <text:list-item>
          <text:p text:style-name="P26">slide</text:p>
        </text:list-item>
      </text:list>
      <text:list xml:id="list1481632312" text:style-name="L3">
        <text:list-item>
          <text:list>
            <text:list-item>
              <text:list>
                <text:list-item>
                  <text:p text:style-name="P17">T</text:p>
                </text:list-item>
              </text:list>
            </text:list-item>
          </text:list>
        </text:list-item>
      </text:list>
      <text:p text:style-name="P13"/>
      <text:list xml:id="list343054624" text:continue-list="list2129217697" text:style-name="L2">
        <text:list-item>
          <text:p text:style-name="P32">slide</text:p>
        </text:list-item>
      </text:list>
      <text:list xml:id="list1097950928" text:style-name="L4">
        <text:list-item>
          <text:list>
            <text:list-item>
              <text:list>
                <text:list-item>
                  <text:p text:style-name="P33">I've divided my presentation into <text:span text:style-name="T42">4</text:span> parts</text:p>
                </text:list-item>
                <text:list-item>
                  <text:p text:style-name="P34">secondary structure</text:p>
                </text:list-item>
                <text:list-item>
                  <text:p text:style-name="P33">introduce the concept of <text:span text:style-name="T43">abstract shapes</text:span></text:p>
                </text:list-item>
                <text:list-item>
                  <text:p text:style-name="P35">give some ideas about development of a new structure abstraction based on abstract shapes.</text:p>
                  <text:p text:style-name="P36">- point out some problem we will probably encounter</text:p>
                </text:list-item>
                <text:list-item>
                  <text:p text:style-name="P36">outlook</text:p>
                </text:list-item>
                <text:list-item>
                  <text:p text:style-name="P62">If you have <text:span text:style-name="T41">s</text:span><text:span text:style-name="T41">om</text:span><text:span text:style-name="T41">e</text:span> questions <text:span text:style-name="T41">d</text:span><text:span text:style-name="T41">u</text:span><text:span text:style-name="T41">ri</text:span><text:span text:style-name="T41">n</text:span><text:span text:style-name="T41">g </text:span><text:span text:style-name="T41">m</text:span><text:span text:style-name="T41">y </text:span><text:span text:style-name="T41">pre</text:span><text:span text:style-name="T41">se</text:span><text:span text:style-name="T41">nta</text:span><text:span text:style-name="T41">ti</text:span><text:span text:style-name="T41">o</text:span><text:span text:style-name="T41">n, </text:span><text:span text:style-name="T41">fe</text:span><text:span text:style-name="T41">el </text:span><text:span text:style-name="T41">f</text:span><text:span text:style-name="T41">r</text:span><text:span text:style-name="T41">ee </text:span><text:span text:style-name="T41">t</text:span><text:span text:style-name="T41">o </text:span><text:span text:style-name="T41">ask </text:span><text:span text:style-name="T41">m</text:span><text:span text:style-name="T41">e.</text:span> </text:p>
                </text:list-item>
              </text:list>
            </text:list-item>
          </text:list>
        </text:list-item>
      </text:list>
      <text:p text:style-name="P1"/>
      <text:list xml:id="list1044754408" text:continue-list="list343054624" text:style-name="L2">
        <text:list-item>
          <text:p text:style-name="P26">Slide</text:p>
        </text:list-item>
      </text:list>
      <text:list xml:id="list596741111" text:style-name="L5">
        <text:list-item>
          <text:list>
            <text:list-item>
              <text:list>
                <text:list-item>
                  <text:p text:style-name="P40">RNA is a linear macro-molecule composed of 4 different monomers, namely A, C, G, U.</text:p>
                </text:list-item>
                <text:list-item>
                  <text:p text:style-name="P40">except for the most common base pairings :A U and GC, but G U pairs also occur frequently.</text:p>
                </text:list-item>
                <text:list-item>
                  <text:p text:style-name="P63"><text:span text:style-name="T1">Depending on the enclosing number of base pairs, RNA has different structural components, as the picture showed us, typically, secondary RNA structure contains single-stranded regions, HL, bulge loop and internal loop, multiloops, stacking regions, </text:span><text:span text:style-name="T6">dangling end.</text:span></text:p>
                </text:list-item>
                <text:list-item>
                  <text:p text:style-name="P64"><text:span text:style-name="T21">Among these RNA secondary structure elements, all double stranded regions </text:span><text:span text:style-name="T22">are also called </text:span><text:span text:style-name="T21">as helic</text:span><text:span text:style-name="T22">al regions</text:span><text:span text:style-name="T21">, for example </text:span><text:span text:style-name="T22">this part and this part. The concept is very important, because we will develop a new methods </text:span><text:span text:style-name="T23">that </text:span><text:span text:style-name="T22">based on the helices </text:span><text:span text:style-name="T23">element</text:span><text:span text:style-name="T22">. For details, I will </text:span><text:span text:style-name="T23">precisely explain it later in this presentation.</text:span><text:span text:style-name="T21"> </text:span></text:p>
                </text:list-item>
              </text:list>
            </text:list-item>
          </text:list>
        </text:list-item>
      </text:list>
      <text:p text:style-name="P10"/>
      <text:p text:style-name="P3"/>
      <text:list xml:id="list1053704851" text:continue-list="list1044754408" text:style-name="L2">
        <text:list-item>
          <text:p text:style-name="P27">Slide</text:p>
        </text:list-item>
      </text:list>
      <text:list xml:id="list1497387663" text:style-name="L6">
        <text:list-item>
          <text:list>
            <text:list-item>
              <text:list>
                <text:list-item>
                  <text:p text:style-name="P41"><text:span text:style-name="T49">In this slide, I will introduce </text:span><text:span text:style-name="T51">one</text:span><text:span text:style-name="T49"> </text:span><text:span text:style-name="T51">classic</text:span><text:span text:style-name="T49"> algorithms for RNA secondary structure prediction. </text:span><text:span text:style-name="T51">Namely </text:span><text:span text:style-name="T52">RNA folding by </text:span><text:span text:style-name="T51">free energy minimization</text:span></text:p>
                </text:list-item>
                <text:list-item>
                  <text:p text:style-name="P42"><text:span text:style-name="T50">The algorithm was </text:span><text:span text:style-name="T51">first described by Zuker and Stiegler in 1981.</text:span></text:p>
                </text:list-item>
                <text:list-item>
                  <text:p text:style-name="P44">In this algorithm, we have to assume several conditions, namely</text:p>
                  <text:p text:style-name="P65"><text:span text:style-name="T56">\item</text:span><text:span text:style-name="T54"> </text:span><text:span text:style-name="T58">RNA</text:span><text:span text:style-name="T54"> </text:span><text:span text:style-name="T58">folds</text:span><text:span text:style-name="T54"> </text:span><text:span text:style-name="T58">into</text:span><text:span text:style-name="T54"> </text:span><text:span text:style-name="T58">one</text:span><text:span text:style-name="T54"> </text:span><text:span text:style-name="T58">minimum</text:span><text:span text:style-name="T54"> </text:span><text:span text:style-name="T58">free-energy</text:span><text:span text:style-name="T54"> </text:span><text:span text:style-name="T58">structure.</text:span></text:p>
                </text:list-item>
              </text:list>
            </text:list-item>
          </text:list>
        </text:list-item>
      </text:list>
      <text:p text:style-name="P15"><text:span text:style-name="T53"><text:s text:c="4"/></text:span><text:span text:style-name="T55">\item</text:span><text:span text:style-name="T53"> </text:span><text:span text:style-name="T57">There</text:span><text:span text:style-name="T53"> </text:span><text:span text:style-name="T57">are</text:span><text:span text:style-name="T53"> </text:span><text:span text:style-name="T57">no</text:span><text:span text:style-name="T53"> </text:span><text:span text:style-name="T57">knots</text:span><text:span text:style-name="T53"> </text:span><text:span text:style-name="T57">(base</text:span><text:span text:style-name="T53"> </text:span><text:span text:style-name="T57">pairs</text:span><text:span text:style-name="T53"> </text:span><text:span text:style-name="T57">never</text:span><text:span text:style-name="T53"> </text:span><text:span text:style-name="T57">cross).</text:span></text:p>
      <text:p text:style-name="P15"><text:span text:style-name="T53"><text:s text:c="4"/></text:span><text:span text:style-name="T55">\item</text:span><text:span text:style-name="T53"> </text:span><text:span text:style-name="T57">The</text:span><text:span text:style-name="T53"> </text:span><text:span text:style-name="T57">energy</text:span><text:span text:style-name="T53"> </text:span><text:span text:style-name="T57">of</text:span><text:span text:style-name="T53"> </text:span><text:span text:style-name="T57">a</text:span><text:span text:style-name="T53"> </text:span><text:span text:style-name="T57">particular</text:span><text:span text:style-name="T53"> </text:span><text:span text:style-name="T57">base</text:span><text:span text:style-name="T53"> </text:span><text:span text:style-name="T57">pair</text:span><text:span text:style-name="T53"> </text:span><text:span text:style-name="T57">in</text:span><text:span text:style-name="T53"> </text:span><text:span text:style-name="T57">a</text:span><text:span text:style-name="T53"> </text:span><text:span text:style-name="T57">double</text:span><text:span text:style-name="T53"> </text:span><text:span text:style-name="T57">stranded</text:span><text:span text:style-name="T53"> </text:span><text:span text:style-name="T57">regions</text:span><text:span text:style-name="T53"> </text:span><text:span text:style-name="T57">is</text:span></text:p>
      <text:p text:style-name="P14"><text:s text:c="4"/>sequence independent, that is, Neighbors do not influence the energy.</text:p>
      <text:list xml:id="list1823896891" text:continue-numbering="true" text:style-name="L6">
        <text:list-item>
          <text:list>
            <text:list-item>
              <text:list>
                <text:list-item>
                  <text:p text:style-name="P43">Several base pairs form a helical region similar to double stranded DNA. Such stacking of base pairs has a stabilizing effect on the molecule's structure.</text:p>
                </text:list-item>
                <text:list-item>
                  <text:p text:style-name="P45">However, helix formation always leads to an otherwise free moving, unpaired loop region which destabilizes the molecules' structure</text:p>
                </text:list-item>
                <text:list-item>
                  <text:p text:style-name="P42"><text:span text:style-name="T50">The runtime of <text:s/></text:span><text:span text:style-name="T59">the </text:span><text:span text:style-name="T50">algorithms is </text:span><text:span text:style-name="T52">O(n3)</text:span></text:p>
                </text:list-item>
              </text:list>
            </text:list-item>
          </text:list>
        </text:list-item>
      </text:list>
      <text:p text:style-name="P2"/>
      <text:p text:style-name="P5"/>
      <text:list xml:id="list1085226454" text:continue-list="list1053704851" text:style-name="L2">
        <text:list-item>
          <text:p text:style-name="P29">Slide</text:p>
          <text:list>
            <text:list-item>
              <text:list>
                <text:list-item>
                  <text:p text:style-name="P20"><text:span text:style-name="T1">T</text:span><text:span text:style-name="T8">o better understand it, I prepared a small example,</text:span></text:p>
                </text:list-item>
                <text:list-item>
                  <text:p text:style-name="P20"><text:span text:style-name="T8">This is an example for calculation of an secondary structure energy, we noticed, </text:span><text:span text:style-name="T9">the hairpin energy is positive, because it destabilized the structure, in contrast, the bulge and internal loop have the minus value, because they stabilize the structure.</text:span></text:p>
                </text:list-item>
              </text:list>
            </text:list-item>
          </text:list>
        </text:list-item>
      </text:list>
      <text:p text:style-name="P7"/>
      <text:list xml:id="list44082022" text:continue-numbering="true" text:style-name="L2">
        <text:list-item>
          <text:p text:style-name="P29"><text:soft-page-break/>Slide</text:p>
          <text:list>
            <text:list-item>
              <text:list>
                <text:list-item>
                  <text:p text:style-name="P21"><text:span text:style-name="T10">Up to now, all are perfect. </text:span><text:span text:style-name="T13">a</text:span><text:span text:style-name="T10"> problem </text:span><text:span text:style-name="T13">is</text:span><text:span text:style-name="T10"> still there, t</text:span><text:span text:style-name="T13">hat is,</text:span><text:span text:style-name="T1"> </text:span><text:span text:style-name="T2">in the minim</text:span><text:span text:style-name="T4">um</text:span><text:span text:style-name="T2"> free energy model the true structure is not always the one with the lowest predicted free energy, </text:span><text:span text:style-name="T11">the classical example is for some tRNAs the computed mfe-structure is not the expected “cloverleaf” but a single long hairpin.</text:span><text:span text:style-name="T2"> but the </text:span><text:span text:style-name="T3">energy of the native </text:span><text:span text:style-name="T3">structure should not be too far away from the predicted minimum free energy</text:span><text:span text:style-name="T2">, so if we define a range and compute all suboptimal structures within the range, it is possible to find the </text:span><text:span text:style-name="T3">native</text:span><text:span text:style-name="T2"> structure,</text:span></text:p>
                </text:list-item>
                <text:list-item>
                  <text:p text:style-name="P22"><text:span text:style-name="T10">Th</text:span><text:span text:style-name="T15">e idea</text:span><text:span text:style-name="T10"> </text:span><text:span text:style-name="T15">is</text:span><text:span text:style-name="T11"> </text:span><text:span text:style-name="T15">implemented in the tool RNAsubopt from the Vienna RNA package. It is designed to computer all </text:span><text:span text:style-name="T12">secondary structures whose free energy is close to the global minimum free energy </text:span><text:span text:style-name="T15">within a given energy range.</text:span><text:span text:style-name="T10"> </text:span><text:span text:style-name="T16">The method is guaranteed to not to miss any structure that is feasible with respect to the nearest neighbour energy model.</text:span></text:p>
                </text:list-item>
                <text:list-item>
                  <text:p text:style-name="P23"><text:span text:style-name="T17">The advantage of the app</text:span><text:span text:style-name="T19">roa</text:span><text:span text:style-name="T17">ch is that it gives access to the complete folding s</text:span><text:span text:style-name="T19">pa</text:span><text:span text:style-name="T17">ce of an RNA seq</text:span><text:span text:style-name="T19">uence</text:span><text:span text:style-name="T17">. </text:span><text:span text:style-name="T14">but</text:span><text:span text:style-name="T12"> </text:span><text:span text:style-name="T17">at the time </text:span><text:span text:style-name="T12">we</text:span><text:span text:style-name="T14">'ve got</text:span><text:span text:style-name="T12"> another problem, because </text:span><text:span text:style-name="T2">the number of suboptimal structures grows expo</text:span><text:span text:style-name="T19">n</text:span><text:span text:style-name="T2">entially with </text:span><text:span text:style-name="T19">the size of the energy range</text:span><text:span text:style-name="T2">. </text:span><text:span text:style-name="T7">It is </text:span><text:span text:style-name="T18">not easy to find</text:span><text:span text:style-name="T7"> the </text:span><text:span text:style-name="T20">native</text:span><text:span text:style-name="T7"> structure among the huge number suboptimal structure.</text:span></text:p>
                </text:list-item>
              </text:list>
            </text:list-item>
          </text:list>
        </text:list-item>
      </text:list>
      <text:p text:style-name="P8"/>
      <text:p text:style-name="P4"/>
      <text:list xml:id="list467902736" text:continue-numbering="true" text:style-name="L2">
        <text:list-item>
          <text:p text:style-name="P28">Slide</text:p>
        </text:list-item>
      </text:list>
      <text:list xml:id="list744409487" text:style-name="L7">
        <text:list-item>
          <text:list>
            <text:list-item>
              <text:list>
                <text:list-item>
                  <text:p text:style-name="P37"><text:span text:style-name="T29">One of the solution is we can furthe</text:span><text:span text:style-name="T31">r</text:span><text:span text:style-name="T29"> </text:span><text:span text:style-name="T31">classify</text:span><text:span text:style-name="T29"> </text:span><text:span text:style-name="T36">secondary </text:span><text:span text:style-name="T29">structures within the lower energy range </text:span><text:span text:style-name="T36">with different definition. If we take only few representative for every class</text:span><text:span text:style-name="T29"> </text:span><text:span text:style-name="T36">so that we can reduce the number of similar structures and the output records will be greatly reduced. </text:span></text:p>
                </text:list-item>
                <text:list-item>
                  <text:p text:style-name="P46">The abstract shapes is one <text:span text:style-name="T47">approach</text:span> in this direction.</text:p>
                </text:list-item>
                <text:list-item>
                  <text:p text:style-name="P47">Abstract shapes is developed by Giegerich and our Bjoern.</text:p>
                </text:list-item>
                <text:list-item>
                  <text:p text:style-name="P66"><text:span text:style-name="T2">Central to this approach is we do not care about all details of the structures </text:span><text:span text:style-name="T5">and </text:span><text:span text:style-name="T2"><text:s/>abstract from lengths of structural elements or from some elements in total, for example bulge and internal loops. </text:span></text:p>
                </text:list-item>
                <text:list-item>
                  <text:p text:style-name="P38"><text:span text:style-name="T35">T</text:span><text:span text:style-name="T35">hat me</text:span><text:span text:style-name="T35">ans</text:span><text:span text:style-name="T29">, we classify the structures according to the intuitive shape, </text:span><text:span text:style-name="T32">because the user is usually only interested in structures that show fundamental differences. Small changes, such as additional base pairs or changing bulge loops are of minor </text:span><text:span text:style-name="T32">significance. </text:span><text:span text:style-name="T29">[???], the diagram showing us how </text:span><text:span text:style-name="T30">the class in abstract shape model </text:span><text:span text:style-name="T33">in type 5</text:span><text:span text:style-name="T30"> classified. </text:span></text:p>
                </text:list-item>
                <text:list-item>
                  <text:p text:style-name="P48">Each shape class has a representative structure called shrep. It is the minimum folding energy within <text:span text:style-name="T45">the</text:span> class.</text:p>
                </text:list-item>
                <text:list-item>
                  <text:p text:style-name="P39"><text:span text:style-name="T31">With the algorithm we can find </text:span><text:span text:style-name="T34">native</text:span><text:span text:style-name="T31"> structure easily.</text:span></text:p>
                </text:list-item>
              </text:list>
            </text:list-item>
          </text:list>
        </text:list-item>
      </text:list>
      <text:p text:style-name="P6"/>
      <text:list xml:id="list1564296095" text:continue-list="list467902736" text:style-name="L2">
        <text:list-item>
          <text:p text:style-name="P30">S<text:span text:style-name="T61">lide</text:span></text:p>
          <text:list>
            <text:list-item>
              <text:list>
                <text:list-item>
                  <text:p text:style-name="P52">drawback of abstract shape <text:span text:style-name="T46">analysis is the position independence of the abstraction. </text:span></text:p>
                </text:list-item>
                <text:list-item>
                  <text:p text:style-name="P56">What is consequence? </text:p>
                </text:list-item>
                <text:list-item>
                  <text:p text:style-name="P24"><text:span text:style-name="T26">Firstly, </text:span><text:span text:style-name="T27">the shape class holds structures which are not as similar as the abstraction suggests. </text:span><text:span text:style-name="T24">For example </text:span><text:span text:style-name="T26">as the figure showed,</text:span><text:span text:style-name="T24"> the RNA in the figure yields the same abstract shape '[]' (</text:span><text:a xlink:type="simple" xlink:href="http://www.dict.cc/englisch-deutsch/square+brackets.html"><text:span text:style-name="T60">square brackets</text:span></text:a><text:span text:style-name="T25">) but actually helix in both sequence lies in different region</text:span><text:span text:style-name="T26">s</text:span><text:span text:style-name="T25">.</text:span></text:p>
                </text:list-item>
                <text:list-item>
                  <text:p text:style-name="P24"><text:span text:style-name="T26">The second drawback, with the abstract shape, it is impossible to set up relationships between different shapes of the same RNA, because the mapping might be ambiguous. For example in the figure 4, abstract shape above is one square brackets, abstract shape below is 2 square brackets, Although </text:span><text:span text:style-name="T27">the first half part of the second abstract shape looks like the same as the first one, but we can't set up correct relations based on the information</text:span><text:span text:style-name="T25">, </text:span><text:span text:style-name="T27">because the both secondary structures composed of totally different helices.</text:span></text:p>
                </text:list-item>
                <text:list-item>
                  <text:p text:style-name="P25"><text:soft-page-break/><text:span text:style-name="T25">The </text:span><text:span text:style-name="T28">2 drawbacks make the current implementation of shape abstraction unsuitable for the analysis of folding landscapes in a detailed fashion.</text:span></text:p>
                </text:list-item>
              </text:list>
            </text:list-item>
          </text:list>
        </text:list-item>
      </text:list>
      <text:p text:style-name="P6"/>
      <text:p text:style-name="P6"/>
      <text:list xml:id="list1952002301" text:continue-numbering="true" text:style-name="L2">
        <text:list-item>
          <text:p text:style-name="P31">Slide</text:p>
        </text:list-item>
      </text:list>
      <text:list xml:id="list146508440" text:continue-list="list744409487" text:style-name="L7">
        <text:list-item>
          <text:list>
            <text:list-item>
              <text:list>
                <text:list-item>
                  <text:p text:style-name="P53"><text:span text:style-name="T62">For the reason we will develop a new structure abstraction that includes the information of positions of helices. </text:span><text:span text:style-name="T63">To develop it, 2 things have to been considered, </text:span></text:p>
                </text:list-item>
                <text:list-item>
                  <text:p text:style-name="P57">the first is which element we should record for the representation,</text:p>
                </text:list-item>
                <text:list-item>
                  <text:p text:style-name="P57">the second point is which position we should record for the algorithm.</text:p>
                </text:list-item>
                <text:list-item>
                  <text:p text:style-name="P54"><text:span text:style-name="T63">For the first point, we have candidate helic</text:span><text:span text:style-name="T64">al region of hairpin loop</text:span><text:span text:style-name="T63">, </text:span><text:span text:style-name="T64">or helical region of bulge or internal loops and the helical region of multiloop.</text:span></text:p>
                </text:list-item>
                <text:list-item>
                  <text:p text:style-name="P54"><text:span text:style-name="T64">As the abstract shape, we can </text:span><text:span text:style-name="T65">define different abstract</text:span></text:p>
                </text:list-item>
                <text:list-item>
                  <text:p text:style-name="P58">the figure 3 shows us an example, in the example, </text:p>
                </text:list-item>
                <text:list-item>
                  <text:p text:style-name="P58"/>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oft-page-break/>/*</text:p>
      <text:p text:style-name="P68">2. slide</text:p>
      <text:p text:style-name="P68">I've divided my presentation into 4 parts</text:p>
      <text:p text:style-name="P68">- in the first part, I will give an overview of secondary structure component and classical algorithms</text:p>
      <text:p text:style-name="P68">- introduce the concept of abstract shapes</text:p>
      <text:p text:style-name="P68">- give some ideas about development of a new structure abstraction based on abstract shapes.</text:p>
      <text:p text:style-name="P68">In this part, I will point out some problem we might probably encounter</text:p>
      <text:p text:style-name="P68">- in the last part, I will give an outlook of the project</text:p>
      <text:p text:style-name="P68">If you have some questions during my presentation, feel free to interrupt me.</text:p>
      <text:p text:style-name="P69"/>
      <text:p text:style-name="P68">3. Slide</text:p>
      <text:p text:style-name="P68">- In this slide, I will talk about the structural components of RNA.</text:p>
      <text:p text:style-name="P68">- RNA is a linear macro-molecule composed of 4 different <text:span text:style-name="T66">monomers</text:span>, namely A, C, G, U.</text:p>
      <text:p text:style-name="P68">- except for the most common base pairings :AU and GC, but GU pairs also occur frequently.</text:p>
      <text:p text:style-name="P68">- Depending on the enclosing number of base pairs, RNA has different secondary structural components, as the figure showed,</text:p>
      <text:p text:style-name="P68">The figure is showing an RNA secondary structure graph. Unpaired positions are marked by ticks.</text:p>
      <text:p text:style-name="P68">- Typically, secondary RNA structure contains single-stranded regions, <text:span text:style-name="T66">hairpin</text:span> loop, bulge loop, internal loop, <text:span text:style-name="T66">multiloops</text:span>,</text:p>
      <text:p text:style-name="P68">stacking regions and dangling end. Among these RNA secondary structure elements, all double stranded regions are also called</text:p>
      <text:p text:style-name="P68">as <text:span text:style-name="T66">helical</text:span> regions, for example this part and this part. The concept is very important, because we will develop a new methods</text:p>
      <text:p text:style-name="P68">that based on the <text:span text:style-name="T66">helices</text:span> regions. I will explain it later in this presentation for more details.</text:p>
      <text:p text:style-name="P69"/>
      <text:p text:style-name="P68">4. Slide</text:p>
      <text:p text:style-name="P68">- In this slide, I will introduce the classic algorithms for RNA secondary structure prediction.</text:p>
      <text:p text:style-name="P68">Namely RNA folding by free energy minimization. The algorithm was first described by <text:span text:style-name="T66">Zuker</text:span> and <text:span text:style-name="T66">Stiegler</text:span> in 1981.</text:p>
      <text:p text:style-name="P68">- In this algorithm, we have to assume several conditions, the first condition is RNA folds into only one minimum free-energy structure.</text:p>
      <text:p text:style-name="P68">- the second condition is there are no knots.</text:p>
      <text:p text:style-name="P68">why we can get away [exclude] the knots during the secondary structure calculation, 2 Reasons are for it.</text:p>
      <text:p text:style-name="P68">The first one is it simplifies our problem, the second reason is that secondary structures are used to infer three-dimensional[tertiary] structures,</text:p>
      <text:p text:style-name="P68">and knots can be inferred at that stage as well.</text:p>
      <text:p text:style-name="P68">- the third condition is that the energy of a particular base pair in a double stranded regions is sequence independent</text:p>
      <text:p text:style-name="P69"/>
      <text:p text:style-name="P68">- Several base pairs form a <text:span text:style-name="T66">helical</text:span> region similar to double stranded DNA. Such stacking of base pairs has a stabilizing effect on the molecule's structure.</text:p>
      <text:p text:style-name="P68">However, <text:span text:style-name="T66">helix</text:span> formation always leads to an otherwise free moving, unpaired loop region which destabilizes the molecules' structure</text:p>
      <text:p text:style-name="P68">- The runtime of the algorithms is O(N3) (N is the number of nucleotides in the sequence),</text:p>
      <text:p text:style-name="P69"/>
      <text:p text:style-name="P69"/>
      <text:p text:style-name="P68">5. Slide</text:p>
      <text:p text:style-name="P68">1. To better understand it, I prepared a small example,</text:p>
      <text:p text:style-name="P68">2. This is an example for calculation of an secondary structure energy, we noticed, the <text:span text:style-name="T66">hairpin</text:span> energy is positive, because it destabilized the structure,</text:p>
      <text:p text:style-name="P68">in contrast, the bulge and internal loop have the minus value, because they stabilize the structure.</text:p>
      <text:p text:style-name="P69"><text:span text:style-name="T67">[</text:span><text:span text:style-name="T70">TODO</text:span><text:span text:style-name="T67">: more detailed description]</text:span></text:p>
      <text:p text:style-name="P69"/>
      <text:p text:style-name="P68">6. Slide [curve]</text:p>
      <text:p text:style-name="P68"><text:soft-page-break/>- this slide is showing a simple energy landscape about a secondary structure space, the x-axis means different <text:span text:style-name="T66">conformations</text:span>,</text:p>
      <text:p text:style-name="P68">the y-axis means the corresponding energy, if the RNA don't have <text:span text:style-name="T66">conformational</text:span> switch, normally the energy difference between minimum free</text:p>
      <text:p text:style-name="P68">energy and the first sub-optimal confirmation enough big. or the barriers between them is enough high.</text:p>
      <text:p text:style-name="P69"/>
      <text:p text:style-name="P68">7. Slide</text:p>
      <text:p text:style-name="P68">1. Up to this point, all are perfect. some problem are still there, that is, in the minimum free energy model the true structure</text:p>
      <text:p text:style-name="P68">is not always the one with the lowest predicted free energy [why], the classical example is for some tRNAs the computed <text:span text:style-name="T66">mfe</text:span>-structure</text:p>
      <text:p text:style-name="P68">is not the expected “<text:span text:style-name="T66">cloverleaf</text:span>” but a single long <text:span text:style-name="T66">hairpin</text:span>. but the energy of the native structure should not be too far away</text:p>
      <text:p text:style-name="P68">from the predicted minimum free energy, so if we define a range and compute all <text:span text:style-name="T66">suboptimal</text:span> structures within the range, it is possible</text:p>
      <text:p text:style-name="P68">to find the native structure,</text:p>
      <text:p text:style-name="P69"/>
      <text:p text:style-name="P68">8. Slide</text:p>
      <text:p text:style-name="P68">this is a more extensive energy landscape as what I showed early.</text:p>
      <text:p text:style-name="P68">The <text:span text:style-name="T66">landscpae</text:span> <text:span text:style-name="T66">descriped</text:span> the idea that is implemented in the tool RNAsubopt from the <text:span text:style-name="T66">Vienna</text:span> RNA package. It is designed to computer all secondary structures</text:p>
      <text:p text:style-name="P68">whose free energy is close to the global minimum free energy within a given energy range. The method is guaranteed to not to miss any structure</text:p>
      <text:p text:style-name="P68">whose energy is close to the global minimum free energy.</text:p>
      <text:p text:style-name="P68">3. The advantage of the approach is that it gives access to the complete folding space of an RNA sequence. but at the same time we've got another problem,</text:p>
      <text:p text:style-name="P68">because the number of <text:span text:style-name="T66">suboptimal</text:span> structures grows exponentially with the size of the energy range. It is not easy to find the native structure</text:p>
      <text:p text:style-name="P68">among the huge number <text:span text:style-name="T66">suboptimal</text:span> structure.</text:p>
      <text:p text:style-name="P68">The second point is if no <text:span text:style-name="T66">additonal</text:span> clues are given, we don't know which <text:span text:style-name="T66">suboptimal</text:span> structure are better than the other one.</text:p>
      <text:p text:style-name="P69"/>
      <text:p text:style-name="P69"/>
      <text:p text:style-name="P68">9. Slide</text:p>
      <text:p text:style-name="P68">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68">The abstract shapes is one approach in this direction.</text:p>
      <text:p text:style-name="P68">Abstract shapes is developed by <text:span text:style-name="T66">Giegerich</text:span> and our <text:span text:style-name="T66">Bjoern</text:span>.</text:p>
      <text:p text:style-name="P68">//It is inspired by the dot-bracket representation know from the <text:span text:style-name="T66">Vienna</text:span> RNA package</text:p>
      <text:p text:style-name="P68">Central to this approach is we do not care about all details of the structures and <text:s/>abstract from lengths of structural elements or from some elements in total, for example bulge and internal loops.</text:p>
      <text:p text:style-name="P68">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68">Each shape class has a representative structure called <text:span text:style-name="T66">shrep</text:span>. It is the minimum folding energy within the class.</text:p>
      <text:p text:style-name="P69"/>
      <text:p text:style-name="P69"/>
      <text:p text:style-name="P69"/>
      <text:p text:style-name="P68">10. Slide</text:p>
      <text:p text:style-name="P68">this slide shows an example about abstract shape.</text:p>
      <text:p text:style-name="P68">the left side is the classical dot-bracket representation, in the representation, two matching parentheses represent</text:p>
      <text:p text:style-name="P68">a base pairs between the corresponding positions. and a dot stands for an unpaired base. On the right side, is the abstract</text:p>
      <text:p text:style-name="P68">shape 5. Abstract shape 5 most abstract type. It abstracts from internal loop, bulge loop and stack lengths.</text:p>
      <text:p text:style-name="P68"><text:soft-page-break/>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68">a pair of opening and closing square brackets.</text:p>
      <text:p text:style-name="P68">- In the example, we find 3 abstract shapes in this energy range from -6.3 to -1.3 <text:span text:style-name="T66">kcal</text:span>/<text:span text:style-name="T66">mol</text:span>.</text:p>
      <text:p text:style-name="P68"><text:s text:c="2"/>in the first records, on the left side is the shape representative for the shape class on the right side, the energy of the <text:span text:style-name="T66">shrep</text:span> is -6.3,</text:p>
      <text:p text:style-name="P68"><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68"><text:s text:c="2"/>in contrast, In the 2nd record, all 2 <text:span text:style-name="T66">hairpin</text:span> loop are represented by the shape</text:p>
      <text:p text:style-name="P68"><text:s text:c="2"/>in the last record, the <text:span text:style-name="T66">hairpin</text:span> is described, <text:span text:style-name="T66">butthe</text:span> internal loop is abstracted.</text:p>
      <text:p text:style-name="P69"/>
      <text:p text:style-name="P68">11. Slide</text:p>
      <text:p text:style-name="P68">1. drawback of abstract shape analysis is the position independence of the abstraction.</text:p>
      <text:p text:style-name="P68">2. What is consequence?</text:p>
      <text:p text:style-name="P68">3. Firstly, the shape class holds structures which are not as similar as the abstraction suggests.</text:p>
      <text:p text:style-name="P68">For example as the figure showed, the RNA in the figure yields the same abstract shape '[]' (square brackets) but actually <text:span text:style-name="T66">helices</text:span> in both sequence lies in different regions.</text:p>
      <text:p text:style-name="P68">4. The second drawback, with the abstract shape, it is impossible to set up relationships between different shapes of the same RNA, because the mapping might be ambiguous.</text:p>
      <text:p text:style-name="P68">For example in the figure, abstract shape above is one square brackets, abstract shape below is 2 square brackets, Although the second abstract shape looks like doubled as the first one,</text:p>
      <text:p text:style-name="P68">but we can't set up correct relations based on the shape information, because the both secondary structures composed of totally different <text:span text:style-name="T66">helices</text:span>.</text:p>
      <text:p text:style-name="P68">5. The 2 drawbacks make the current implementation of shape abstraction unsuitable for the analysis of folding landscapes in a detailed fashion.</text:p>
      <text:p text:style-name="P69"/>
      <text:p text:style-name="P69"/>
      <text:p text:style-name="P68">12. Slide</text:p>
      <text:p text:style-name="P68">For the reason we will develop a new structure abstraction that includes the information of positions of <text:span text:style-name="T66">helices</text:span>. To develop it, 2 things have to been considered,</text:p>
      <text:p text:style-name="P68">the first is which element we should record for the representation,</text:p>
      <text:p text:style-name="P68">the second point is which position we should record for the algorithm.</text:p>
      <text:p text:style-name="P68">For the first point, we have candidate <text:span text:style-name="T66">helical</text:span> region of <text:span text:style-name="T66">hairpin</text:span> loop, or <text:span text:style-name="T66">helical</text:span> region of bulge or internal loops and the <text:span text:style-name="T66">helical</text:span> region of <text:span text:style-name="T66">multiloop</text:span>.</text:p>
      <text:p text:style-name="P68">As the abstract shape, we can define different abstract</text:p>
      <text:p text:style-name="P68">the figure 3 shows us an example, in the exampl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8"><text:soft-page-break/>up to this point,</text:p>
      <text:p text:style-name="P69"/>
      <text:p text:style-name="P68">question:</text:p>
      <text:p text:style-name="P68">1. How was implemented the idea in detail?</text:p>
      <text:p text:style-name="P68">dynamic programming is a method for solving complex problems by breaking them down into simpler subproblems.</text:p>
      <text:p text:style-name="P68">The key idea behind dynamic programming is quite simple. In general, to solve a given problem, we need to</text:p>
      <text:p text:style-name="P68">solve different parts of the problem (subproblems), then combine the solutions of the subproblems to reach an overall solution.</text:p>
      <text:p text:style-name="P68">Often, many of these subproblems are really the same. The dynamic programming approach seeks to solve each subproblem only once,</text:p>
      <text:p text:style-name="P68">thus reducing the number of computations. This is especially useful when the number of repeating subproblems is exponentially large.</text:p>
      <text:p text:style-name="P68">(Page 40 from <text:span text:style-name="T66">Diss</text:span>)</text:p>
      <text:p text:style-name="P69"/>
      <text:p text:style-name="P68">2. Why is <text:span text:style-name="T66">mfe</text:span> structures not the native one?</text:p>
      <text:p text:style-name="P68">This can be explained by the existence of modified bases in native tRNAs, which leads to the formation of a structure that is not</text:p>
      <text:p text:style-name="P70"><text:span text:style-name="T68">the optimal under the energy model used.</text:span></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oft-page-break/><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11"/>
      <text:list xml:id="list1821347451" text:continue-numbering="true" text:style-name="L7">
        <text:list-item>
          <text:list>
            <text:list-item>
              <text:list>
                <text:list-item>
                  <text:p text:style-name="P49">The problem can be solved by</text:p>
                  <text:p text:style-name="P49">- filtering the output to reduce the number of similar structures</text:p>
                  <text:p text:style-name="P50">- directly reducing the number of solutions with some restriction (for example, hairpin has at least 4 bases)</text:p>
                  <text:p text:style-name="P59">- however, such step might occur the danger of missing the native structure</text:p>
                </text:list-item>
              </text:list>
            </text:list-item>
          </text:list>
        </text:list-item>
      </text:list>
      <text:p text:style-name="P11"/>
      <text:p text:style-name="P11"/>
      <text:p text:style-name="P11"/>
      <text:list xml:id="list919709626" text:continue-numbering="true" text:style-name="L7">
        <text:list-item>
          <text:list>
            <text:list-item>
              <text:list>
                <text:list-item>
                  <text:p text:style-name="P60">An abstract shape represents a class of similar structures sharing a common pattern of helix nesting and adjacency.</text:p>
                </text:list-item>
                <text:list-item>
                  <text:p text:style-name="P61"><text:span text:style-name="T48">// </text:span><text:span text:style-name="T45">when we feel that two structures are similar, they should either have the same </text:span><text:span text:style-name="T45">shape.</text:span></text:p>
                </text:list-item>
                <text:list-item>
                  <text:p text:style-name="P61"><text:span text:style-name="T45"><text:s/>and it only retains haipins and multiloops. But abstracts from stack lengths, bulges, internal loops and single-stranded regions.</text:span><text:span text:style-name="T44"> </text:span></text:p>
                </text:list-item>
              </text:list>
            </text:list-item>
          </text:list>
        </text:list-item>
      </text:list>
      <text:p text:style-name="P12"/>
      <text:p text:style-name="P12"/>
      <text:p text:style-name="P12"/>
      <text:list xml:id="list814043662" text:continue-numbering="true" text:style-name="L7">
        <text:list-item>
          <text:list>
            <text:list-item>
              <text:list>
                <text:list-item>
                  <text:p text:style-name="P18">Today I will talk about my <text:span text:style-name="T40">P</text:span><text:span text:style-name="T39">h</text:span><text:span text:style-name="T40">D</text:span><text:span text:style-name="T39"> thesis</text:span>. </text:p>
                </text:list-item>
                <text:list-item>
                  <text:p text:style-name="P19">The topic of my <text:span text:style-name="T40">P</text:span><text:span text:style-name="T39">h</text:span><text:span text:style-name="T40">D</text:span> <text:span text:style-name="T39">thesis </text:span>is …</text:p>
                </text:list-item>
              </text:list>
            </text:list-item>
          </text:list>
        </text:list-item>
      </text:list>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652650673" text:continue-numbering="true" text:style-name="L7">
        <text:list-item>
          <text:list>
            <text:list-item>
              <text:list>
                <text:list-item>
                  <text:p text:style-name="P51">// but it is still in the exponential area, because the number of shapes grows exponential [diagra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style>
    <style:style style:name="躡erschrift" style:family="paragraph" style:parent-style-name="Standard">
      <style:paragraph-properties fo:margin-top="0.1654in" fo:margin-bottom="0.0827in"/>
    </style:style>
    <style:style style:name="躡erschrift1" style:family="paragraph" style:parent-style-name="Standard">
      <style:paragraph-properties fo:margin-top="0.1654in" fo:margin-bottom="0.0827in"/>
    </style:style>
    <style:style style:name="躡erschrift2" style:family="paragraph" style:parent-style-name="Standard">
      <style:paragraph-properties fo:margin-top="0.1654in" fo:margin-bottom="0.0827in"/>
    </style:style>
    <style:style style:name="Ma遧inie" style:family="paragraph" style:parent-style-name="Standard"/>
    <style:style style:name="zbh1_7e_LT_7e_Gliederung_20_1" style:display-name="zbh1~LT~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in" fo:margin-bottom="0.1575in"/>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in" fo:margin-bottom="0.1181in"/>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in" fo:margin-bottom="0.0783in"/>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in" fo:margin-bottom="0.0398in"/>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in" fo:margin-bottom="0.1575in"/>
      <style:text-properties fo:font-size="28pt" style:font-size-asian="28pt" style:font-size-complex="28pt"/>
    </style:style>
    <style:style style:name="Gliederung_20_3" style:display-name="Gliederung 3" style:family="paragraph" style:parent-style-name="Gliederung_20_2">
      <style:paragraph-properties fo:margin-top="0in" fo:margin-bottom="0.1181in"/>
      <style:text-properties fo:font-size="24pt" style:font-size-asian="24pt" style:font-size-complex="24pt"/>
    </style:style>
    <style:style style:name="Gliederung_20_4" style:display-name="Gliederung 4" style:family="paragraph" style:parent-style-name="Gliederung_20_3">
      <style:paragraph-properties fo:margin-top="0in" fo:margin-bottom="0.0783in"/>
      <style:text-properties fo:font-size="20pt" style:font-size-asian="20pt" style:font-size-complex="20pt"/>
    </style:style>
    <style:style style:name="Gliederung_20_5" style:display-name="Gliederung 5" style:family="paragraph" style:parent-style-name="Gliederung_20_4">
      <style:paragraph-properties fo:margin-top="0in" fo:margin-bottom="0.0398in"/>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in" fo:margin-right="0in" fo:margin-top="0.0693in" fo:margin-bottom="0in" style:line-height-at-least="0.139in" fo:text-align="start" style:justify-single-word="false" fo:text-indent="0in" style:auto-text-indent="false" style:text-autospace="non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style>
    <style:style style:name="Titel3_7e_LT_7e_Gliederung_20_3" style:display-name="Titel3~LT~Gliederung 3" style:family="paragraph" style:parent-style-name="Titel3_7e_LT_7e_Gliederung_20_2">
      <style:paragraph-properties fo:margin-top="0.0626in" fo:margin-bottom="0in">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in" fo:margin-right="0in" fo:margin-top="0.0693in" fo:margin-bottom="0in" style:line-height-at-least="0.139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45M19S</meta:editing-duration>
    <meta:editing-cycles>34</meta:editing-cycles>
    <meta:generator>OpenOffice.org/3.2$Unix OpenOffice.org_project/320m19$Build-9505</meta:generator>
    <dc:date>2011-03-08T18:41:27</dc:date>
    <meta:print-date>2011-03-08T18:40:20</meta:print-date>
    <meta:document-statistic meta:table-count="0" meta:image-count="0" meta:object-count="0" meta:page-count="8" meta:paragraph-count="168" meta:word-count="2818" meta:character-count="16656"/>
    <meta:user-defined meta:name="Info 1"/>
    <meta:user-defined meta:name="Info 2"/>
    <meta:user-defined meta:name="Info 3"/>
    <meta:user-defined meta:name="Info 4"/>
  </office:meta>
</office:document-meta>
</file>